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9.267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067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48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0.956cm"/>
    </style:style>
    <style:style style:name="co12" style:family="table-column">
      <style:table-column-properties fo:break-before="auto" style:column-width="0.87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ro6" style:family="table-row">
      <style:table-row-properties style:row-height="1.397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5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57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57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5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le 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1" table:default-cell-style-name="ce2"/>
        <table:table-column table:style-name="co9" table:default-cell-style-name="ce2"/>
        <table:table-column table:style-name="co8" table:number-columns-repeated="31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91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Tabel 1. Indeeling der werkelijke bevolking naar de beroepen onder vijf en dertig beroepsklassen, gerangschikt in alphabetische volgorde; positie in het beroep; geslacht; leeftijd; burgerlijken staat; gevolgd door eene opgave van het aantal beroepsklassen waarin worden gebezigd krachtswerktuigen, gedreven door stoom, gas, heete lucht, enz.; water of wind</text:p>
          </table:table-cell>
          <table:table-cell table:style-name="ce9" table:number-columns-repeated="30"/>
          <table:table-cell table:style-name="ce40"/>
          <table:table-cell table:style-name="ce9" table:number-columns-repeated="23"/>
          <table:table-cell table:style-name="ce44" table:number-columns-repeated="7"/>
          <table:table-cell table:style-name="ce9" table:number-columns-repeated="5"/>
          <table:table-cell table:style-name="ce64"/>
          <table:table-cell table:number-columns-repeated="95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4">
            <text:p>Gemeente</text:p>
          </table:table-cell>
          <table:table-cell table:style-name="ce10" office:value-type="string" calcext:value-type="string" table:number-columns-spanned="1" table:number-rows-spanned="3">
            <text:p>Nummer der Beroepsklasse </text:p>
          </table:table-cell>
          <table:table-cell table:style-name="ce16" office:value-type="string" calcext:value-type="string" table:number-columns-spanned="1" table:number-rows-spanned="4">
            <text:p>Letter (Onderdeel beroepsklasse)</text:p>
          </table:table-cell>
          <table:table-cell table:style-name="ce16" office:value-type="string" calcext:value-type="string" table:number-columns-spanned="1" table:number-rows-spanned="4">
            <text:p>Regelnummer [NB: Arabische cijfers]</text:p>
          </table:table-cell>
          <table:table-cell table:style-name="ce18" office:value-type="string" calcext:value-type="string" table:number-columns-spanned="1" table:number-rows-spanned="3">
            <text:p>BENAMING van de onderdeelen der onderscheidene beroepsklassen, met de daartoe behoordende beroepen</text:p>
          </table:table-cell>
          <table:table-cell table:style-name="ce24" office:value-type="string" calcext:value-type="string" table:number-columns-spanned="1" table:number-rows-spanned="3">
            <text:p>Positie in het beroep (aangeduid met A, B, C of D)</text:p>
          </table:table-cell>
          <table:table-cell/>
          <table:table-cell table:style-name="ce30" office:value-type="string" calcext:value-type="string">
            <text:p>Geboortejaren. <text:s/>leeftijd in j.</text:p>
          </table:table-cell>
          <table:table-cell table:style-name="ce10" office:value-type="string" calcext:value-type="string">
            <text:p>1878 en later. beneden 12 j.</text:p>
          </table:table-cell>
          <table:table-cell table:style-name="ce18" office:value-type="string" calcext:value-type="string" table:number-columns-spanned="2" table:number-rows-spanned="1">
            <text:p>12</text:p>
            <text:p/>
            <text:p/>
            <text:p>1878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</text:p>
            <text:p/>
            <text:p/>
            <text:p>1876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4</text:p>
            <text:p>---</text:p>
            <text:p>15</text:p>
            <text:p/>
            <text:p>1875</text:p>
            <text:p>  ---</text:p>
            <text:p>1874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16</text:p>
            <text:p>---</text:p>
            <text:p>17</text:p>
            <text:p/>
            <text:p>1873</text:p>
            <text:p>  ---</text:p>
            <text:p>1872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18</text:p>
            <text:p>---</text:p>
            <text:p>22</text:p>
            <text:p/>
            <text:p>1871</text:p>
            <text:p>  ---</text:p>
            <text:p>1867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23</text:p>
            <text:p>---</text:p>
            <text:p>24</text:p>
            <text:p/>
            <text:p>1866</text:p>
            <text:p>  ---</text:p>
            <text:p>1865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25</text:p>
            <text:p>---</text:p>
            <text:p>35</text:p>
            <text:p/>
            <text:p>1864</text:p>
            <text:p>  ---</text:p>
            <text:p>1854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36</text:p>
            <text:p>---</text:p>
            <text:p>50</text:p>
            <text:p/>
            <text:p>1853</text:p>
            <text:p>  ---</text:p>
            <text:p>1839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51</text:p>
            <text:p>---</text:p>
            <text:p>60</text:p>
            <text:p/>
            <text:p>1838</text:p>
            <text:p>  ---</text:p>
            <text:p>1829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61</text:p>
            <text:p>---</text:p>
            <text:p>65</text:p>
            <text:p/>
            <text:p>1828</text:p>
            <text:p>  ---</text:p>
            <text:p>1824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66</text:p>
            <text:p>---</text:p>
            <text:p>70</text:p>
            <text:p/>
            <text:p>1823</text:p>
            <text:p>---</text:p>
            <text:p>1818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71</text:p>
            <text:p>en</text:p>
            <text:p>daarboven</text:p>
            <text:p/>
            <text:p>1818</text:p>
            <text:p>en</text:p>
            <text:p>vroege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Van</text:p>
            <text:p>onbekenden</text:p>
            <text:p>leeftijd</text:p>
          </table:table-cell>
          <table:covered-table-cell table:number-columns-repeated="3" table:style-name="ce18"/>
          <table:table-cell table:style-name="ce45" office:value-type="string" calcext:value-type="string" table:number-columns-spanned="2" table:number-rows-spanned="2">
            <text:p>TOTAAL</text:p>
            <text:p>DER</text:p>
            <text:p>MANNEN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  <text:p>DER</text:p>
            <text:p>VROUWEN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  <text:p>DER</text:p>
            <text:p>MANNEN</text:p>
            <text:p>EN</text:p>
            <text:p>VROUWEN</text:p>
          </table:table-cell>
          <table:covered-table-cell table:style-name="ce45"/>
          <table:table-cell table:style-name="ce49" office:value-type="string" calcext:value-type="string" table:number-columns-spanned="1" table:number-rows-spanned="4">
            <text:p>Nummer der Beroepsklasse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57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5" office:value-type="string" calcext:value-type="string" table:number-columns-spanned="1" table:number-rows-spanned="4">
            <text:p>Image nr</text:p>
          </table:table-cell>
          <table:table-cell table:number-columns-repeated="956"/>
        </table:table-row>
        <table:table-row table:style-name="ro3">
          <table:covered-table-cell table:style-name="ce4"/>
          <table:covered-table-cell table:number-columns-repeated="3" table:style-name="ce11"/>
          <table:covered-table-cell table:style-name="ce19"/>
          <table:covered-table-cell table:style-name="ce25"/>
          <table:table-cell/>
          <table:table-cell table:style-name="ce31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V</text:p>
          </table:table-cell>
          <table:covered-table-cell table:style-name="ce19"/>
          <table:covered-table-cell table:number-columns-repeated="6" table:style-name="ce46"/>
          <table:covered-table-cell table:style-name="ce50"/>
          <table:covered-table-cell table:style-name="ce53"/>
          <table:covered-table-cell table:number-columns-repeated="4" table:style-name="ce58"/>
          <table:covered-table-cell table:style-name="ce66"/>
          <table:table-cell table:number-columns-repeated="956"/>
        </table:table-row>
        <table:table-row table:style-name="ro3">
          <table:covered-table-cell table:style-name="ce4"/>
          <table:covered-table-cell table:number-columns-repeated="3" table:style-name="ce11"/>
          <table:covered-table-cell table:style-name="ce19"/>
          <table:covered-table-cell table:style-name="ce25"/>
          <table:table-cell/>
          <table:table-cell table:style-name="ce31" office:value-type="string" calcext:value-type="string">
            <text:p>O</text:p>
          </table:table-cell>
          <table:table-cell table:number-columns-repeated="7" table:style-name="ce36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O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O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O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O</text:p>
          </table:table-cell>
          <table:covered-table-cell table:style-name="ce50"/>
          <table:covered-table-cell table:style-name="ce53"/>
          <table:covered-table-cell table:number-columns-repeated="4" table:style-name="ce58"/>
          <table:covered-table-cell table:style-name="ce66"/>
          <table:table-cell table:number-columns-repeated="956"/>
        </table:table-row>
        <table:table-row table:style-name="ro3">
          <table:covered-table-cell table:style-name="ce5"/>
          <table:table-cell table:style-name="ce12" office:value-type="float" office:value="1" calcext:value-type="float">
            <text:p>1</text:p>
          </table:table-cell>
          <table:covered-table-cell table:number-columns-repeated="2" table:style-name="ce17"/>
          <table:table-cell table:style-name="ce20" office:value-type="float" office:value="2" calcext:value-type="float">
            <text:p>2</text:p>
          </table:table-cell>
          <table:table-cell table:style-name="ce26" table:formula="of:=[.E6]+1" office:value-type="float" office:value="3" calcext:value-type="float">
            <text:p>3</text:p>
          </table:table-cell>
          <table:table-cell/>
          <table:table-cell table:style-name="ce32" table:formula="of:=[.F6]+1" office:value-type="float" office:value="4" calcext:value-type="float">
            <text:p>4</text:p>
          </table:table-cell>
          <table:table-cell table:style-name="ce20" table:formula="of:=[.H6]+1" office:value-type="float" office:value="5" calcext:value-type="float">
            <text:p>5</text:p>
          </table:table-cell>
          <table:table-cell table:style-name="ce20" table:formula="of:=[.I6]+1" office:value-type="float" office:value="6" calcext:value-type="float">
            <text:p>6</text:p>
          </table:table-cell>
          <table:table-cell table:style-name="ce20" table:formula="of:=[.J6]+1" office:value-type="float" office:value="7" calcext:value-type="float">
            <text:p>7</text:p>
          </table:table-cell>
          <table:table-cell table:style-name="ce20" table:formula="of:=[.K6]+1" office:value-type="float" office:value="8" calcext:value-type="float">
            <text:p>8</text:p>
          </table:table-cell>
          <table:table-cell table:style-name="ce20" table:formula="of:=[.L6]+1" office:value-type="float" office:value="9" calcext:value-type="float">
            <text:p>9</text:p>
          </table:table-cell>
          <table:table-cell table:style-name="ce20" table:formula="of:=[.M6]+1" office:value-type="float" office:value="10" calcext:value-type="float">
            <text:p>10</text:p>
          </table:table-cell>
          <table:table-cell table:style-name="ce20" table:formula="of:=[.N6]+1" office:value-type="float" office:value="11" calcext:value-type="float">
            <text:p>11</text:p>
          </table:table-cell>
          <table:table-cell table:style-name="ce20" table:formula="of:=[.O6]+1" office:value-type="float" office:value="12" calcext:value-type="float">
            <text:p>12</text:p>
          </table:table-cell>
          <table:table-cell table:style-name="ce20" table:formula="of:=[.P6]+1" office:value-type="float" office:value="13" calcext:value-type="float">
            <text:p>13</text:p>
          </table:table-cell>
          <table:table-cell table:style-name="ce20" table:formula="of:=[.Q6]+1" office:value-type="float" office:value="14" calcext:value-type="float">
            <text:p>14</text:p>
          </table:table-cell>
          <table:table-cell table:style-name="ce20" table:formula="of:=[.R6]+1" office:value-type="float" office:value="15" calcext:value-type="float">
            <text:p>15</text:p>
          </table:table-cell>
          <table:table-cell table:style-name="ce20" table:formula="of:=[.S6]+1" office:value-type="float" office:value="16" calcext:value-type="float">
            <text:p>16</text:p>
          </table:table-cell>
          <table:table-cell table:style-name="ce20" table:formula="of:=[.T6]+1" office:value-type="float" office:value="17" calcext:value-type="float">
            <text:p>17</text:p>
          </table:table-cell>
          <table:table-cell table:style-name="ce20" table:formula="of:=[.U6]+1" office:value-type="float" office:value="18" calcext:value-type="float">
            <text:p>18</text:p>
          </table:table-cell>
          <table:table-cell table:style-name="ce20" table:formula="of:=[.V6]+1" office:value-type="float" office:value="19" calcext:value-type="float">
            <text:p>19</text:p>
          </table:table-cell>
          <table:table-cell table:style-name="ce20" table:formula="of:=[.W6]+1" office:value-type="float" office:value="20" calcext:value-type="float">
            <text:p>20</text:p>
          </table:table-cell>
          <table:table-cell table:style-name="ce20" table:formula="of:=[.X6]+1" office:value-type="float" office:value="21" calcext:value-type="float">
            <text:p>21</text:p>
          </table:table-cell>
          <table:table-cell table:style-name="ce20" table:formula="of:=[.Y6]+1" office:value-type="float" office:value="22" calcext:value-type="float">
            <text:p>22</text:p>
          </table:table-cell>
          <table:table-cell table:style-name="ce20" table:formula="of:=[.Z6]+1" office:value-type="float" office:value="23" calcext:value-type="float">
            <text:p>23</text:p>
          </table:table-cell>
          <table:table-cell table:style-name="ce20" table:formula="of:=[.AA6]+1" office:value-type="float" office:value="24" calcext:value-type="float">
            <text:p>24</text:p>
          </table:table-cell>
          <table:table-cell table:style-name="ce20" table:formula="of:=[.AB6]+1" office:value-type="float" office:value="25" calcext:value-type="float">
            <text:p>25</text:p>
          </table:table-cell>
          <table:table-cell table:style-name="ce20" table:formula="of:=[.AC6]+1" office:value-type="float" office:value="26" calcext:value-type="float">
            <text:p>26</text:p>
          </table:table-cell>
          <table:table-cell table:style-name="ce20" table:formula="of:=[.AD6]+1" office:value-type="float" office:value="27" calcext:value-type="float">
            <text:p>27</text:p>
          </table:table-cell>
          <table:table-cell table:style-name="ce20" table:formula="of:=[.AE6]+1" office:value-type="float" office:value="28" calcext:value-type="float">
            <text:p>28</text:p>
          </table:table-cell>
          <table:table-cell table:style-name="ce20" table:formula="of:=[.AF6]+1" office:value-type="float" office:value="29" calcext:value-type="float">
            <text:p>29</text:p>
          </table:table-cell>
          <table:table-cell table:style-name="ce20" table:formula="of:=[.AG6]+1" office:value-type="float" office:value="30" calcext:value-type="float">
            <text:p>30</text:p>
          </table:table-cell>
          <table:table-cell table:style-name="ce20" table:formula="of:=[.AH6]+1" office:value-type="float" office:value="31" calcext:value-type="float">
            <text:p>31</text:p>
          </table:table-cell>
          <table:table-cell table:style-name="ce20" table:formula="of:=[.AI6]+1" office:value-type="float" office:value="32" calcext:value-type="float">
            <text:p>32</text:p>
          </table:table-cell>
          <table:table-cell table:style-name="ce20" table:formula="of:=[.AJ6]+1" office:value-type="float" office:value="33" calcext:value-type="float">
            <text:p>33</text:p>
          </table:table-cell>
          <table:table-cell table:style-name="ce20" table:formula="of:=[.AK6]+1" office:value-type="float" office:value="34" calcext:value-type="float">
            <text:p>34</text:p>
          </table:table-cell>
          <table:table-cell table:style-name="ce20" table:formula="of:=[.AL6]+1" office:value-type="float" office:value="35" calcext:value-type="float">
            <text:p>35</text:p>
          </table:table-cell>
          <table:table-cell table:style-name="ce20" table:formula="of:=[.AM6]+1" office:value-type="float" office:value="36" calcext:value-type="float">
            <text:p>36</text:p>
          </table:table-cell>
          <table:table-cell table:style-name="ce20" table:formula="of:=[.AN6]+1" office:value-type="float" office:value="37" calcext:value-type="float">
            <text:p>37</text:p>
          </table:table-cell>
          <table:table-cell table:style-name="ce20" table:formula="of:=[.AO6]+1" office:value-type="float" office:value="38" calcext:value-type="float">
            <text:p>38</text:p>
          </table:table-cell>
          <table:table-cell table:style-name="ce20" table:formula="of:=[.AP6]+1" office:value-type="float" office:value="39" calcext:value-type="float">
            <text:p>39</text:p>
          </table:table-cell>
          <table:table-cell table:style-name="ce20" table:formula="of:=[.AQ6]+1" office:value-type="float" office:value="40" calcext:value-type="float">
            <text:p>40</text:p>
          </table:table-cell>
          <table:table-cell table:style-name="ce20" table:formula="of:=[.AR6]+1" office:value-type="float" office:value="41" calcext:value-type="float">
            <text:p>41</text:p>
          </table:table-cell>
          <table:table-cell table:style-name="ce20" table:formula="of:=[.AS6]+1" office:value-type="float" office:value="42" calcext:value-type="float">
            <text:p>42</text:p>
          </table:table-cell>
          <table:table-cell table:style-name="ce20" table:formula="of:=[.AT6]+1" office:value-type="float" office:value="43" calcext:value-type="float">
            <text:p>43</text:p>
          </table:table-cell>
          <table:table-cell table:style-name="ce20" table:formula="of:=[.AU6]+1" office:value-type="float" office:value="44" calcext:value-type="float">
            <text:p>44</text:p>
          </table:table-cell>
          <table:table-cell table:style-name="ce20" table:formula="of:=[.AV6]+1" office:value-type="float" office:value="45" calcext:value-type="float">
            <text:p>45</text:p>
          </table:table-cell>
          <table:table-cell table:style-name="ce20" table:formula="of:=[.AW6]+1" office:value-type="float" office:value="46" calcext:value-type="float">
            <text:p>46</text:p>
          </table:table-cell>
          <table:table-cell table:style-name="ce20" table:formula="of:=[.AX6]+1" office:value-type="float" office:value="47" calcext:value-type="float">
            <text:p>47</text:p>
          </table:table-cell>
          <table:table-cell table:style-name="ce20" table:formula="of:=[.AY6]+1" office:value-type="float" office:value="48" calcext:value-type="float">
            <text:p>48</text:p>
          </table:table-cell>
          <table:table-cell table:style-name="ce20" table:formula="of:=[.AZ6]+1" office:value-type="float" office:value="49" calcext:value-type="float">
            <text:p>49</text:p>
          </table:table-cell>
          <table:table-cell table:style-name="ce20" table:formula="of:=[.BA6]+1" office:value-type="float" office:value="50" calcext:value-type="float">
            <text:p>50</text:p>
          </table:table-cell>
          <table:table-cell table:style-name="ce20" table:formula="of:=[.BB6]+1" office:value-type="float" office:value="51" calcext:value-type="float">
            <text:p>51</text:p>
          </table:table-cell>
          <table:table-cell table:style-name="ce47" table:formula="of:=[.BC6]+1" office:value-type="float" office:value="52" calcext:value-type="float">
            <text:p>52</text:p>
          </table:table-cell>
          <table:table-cell table:style-name="ce47" table:formula="of:=[.BD6]+1" office:value-type="float" office:value="53" calcext:value-type="float">
            <text:p>53</text:p>
          </table:table-cell>
          <table:table-cell table:style-name="ce47" table:formula="of:=[.BE6]+1" office:value-type="float" office:value="54" calcext:value-type="float">
            <text:p>54</text:p>
          </table:table-cell>
          <table:table-cell table:style-name="ce47" table:formula="of:=[.BF6]+1" office:value-type="float" office:value="55" calcext:value-type="float">
            <text:p>55</text:p>
          </table:table-cell>
          <table:table-cell table:style-name="ce47" table:formula="of:=[.BG6]+1" office:value-type="float" office:value="56" calcext:value-type="float">
            <text:p>56</text:p>
          </table:table-cell>
          <table:table-cell table:style-name="ce47" table:formula="of:=[.BH6]+1" office:value-type="float" office:value="57" calcext:value-type="float">
            <text:p>57</text:p>
          </table:table-cell>
          <table:covered-table-cell table:style-name="ce51"/>
          <table:covered-table-cell table:style-name="ce54"/>
          <table:covered-table-cell table:number-columns-repeated="4" table:style-name="ce59"/>
          <table:covered-table-cell table:style-name="ce67"/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4">
          <table:table-cell table:style-name="ce6"/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21" office:value-type="string" calcext:value-type="string">
            <text:p>Aardewerk, diamant, glas, kalk, steenen, enz.</text:p>
          </table:table-cell>
          <table:table-cell table:style-name="ce27"/>
          <table:table-cell/>
          <table:table-cell table:style-name="ce33"/>
          <table:table-cell table:style-name="ce37" table:number-columns-repeated="23"/>
          <table:table-cell table:style-name="ce41"/>
          <table:table-cell table:style-name="ce37" table:number-columns-repeated="23"/>
          <table:table-cell table:style-name="ce48" table:formula="of:=[.AZ8]+[.AV8]+[.AR8]+[.AN8]+[.AJ8]+[.AF8]+[.AB8]+[.X8]+[.T8]+[.P8]" office:value-type="float" office:value="0" calcext:value-type="float">
            <text:p/>
          </table:table-cell>
          <table:table-cell table:style-name="ce48" table:formula="of:=[.BA8]+[.AW8]+[.AS8]+[.AO8]+[.AK8]+[.AG8]+[.AC8]+[.Y8]+[.U8]+[.Q8]+[.N8]+[.L8]+[.J8]+[.H8]" office:value-type="float" office:value="0" calcext:value-type="float">
            <text:p/>
          </table:table-cell>
          <table:table-cell table:style-name="ce48" table:formula="of:=[.BB8]+[.AX8]+[.AT8]+[.AP8]+[.AL8]+[.AH8]+[.AD8]+[.Z8]+[.V8]+[.R8]" office:value-type="float" office:value="0" calcext:value-type="float">
            <text:p/>
          </table:table-cell>
          <table:table-cell table:style-name="ce48" table:formula="of:=[.BC8]+[.AY8]+[.AU8]+[.AQ8]+[.AM8]+[.AI8]+[.AE8]+[.AA8]+[.W8]+[.S8]+[.O8]+[.M8]+[.K8]+[.I8]" office:value-type="float" office:value="0" calcext:value-type="float">
            <text:p/>
          </table:table-cell>
          <table:table-cell table:style-name="ce48" table:formula="of:=[.BD8]+[.BF8]" office:value-type="float" office:value="0" calcext:value-type="float">
            <text:p/>
          </table:table-cell>
          <table:table-cell table:style-name="ce48" table:formula="of:=[.BE8]+[.BG8]" office:value-type="float" office:value="0" calcext:value-type="float">
            <text:p/>
          </table:table-cell>
          <table:table-cell table:style-name="ce48" table:formula="of:=[.D8]" office:value-type="float" office:value="0" calcext:value-type="float">
            <text:p/>
          </table:table-cell>
          <table:table-cell table:style-name="ce55" office:value-type="string" calcext:value-type="string">
            <text:p>BT </text:p>
          </table:table-cell>
          <table:table-cell table:style-name="ce60" office:value-type="string" calcext:value-type="string">
            <text:p>1889_02_T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0" office:value-type="string" calcext:value-type="string">
            <text:p>HET RIJK</text:p>
          </table:table-cell>
          <table:table-cell table:style-name="ce68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/>
          <table:table-cell table:style-name="ce14" office:value-type="string" calcext:value-type="string">
            <text:p>a</text:p>
          </table:table-cell>
          <table:table-cell table:style-name="ce14"/>
          <table:table-cell table:style-name="ce22" office:value-type="string" calcext:value-type="string">
            <text:p>Aardewerk en porcelein</text:p>
          </table:table-cell>
          <table:table-cell table:style-name="ce28"/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table:number-columns-repeated="23"/>
          <table:table-cell table:style-name="ce39" table:formula="of:=[.AZ9]+[.AV9]+[.AR9]+[.AN9]+[.AJ9]+[.AF9]+[.AB9]+[.X9]+[.T9]+[.P9]" office:value-type="float" office:value="0" calcext:value-type="float">
            <text:p/>
          </table:table-cell>
          <table:table-cell table:style-name="ce39" table:formula="of:=[.BA9]+[.AW9]+[.AS9]+[.AO9]+[.AK9]+[.AG9]+[.AC9]+[.Y9]+[.U9]+[.Q9]+[.N9]+[.L9]+[.J9]+[.H9]" office:value-type="float" office:value="0" calcext:value-type="float">
            <text:p/>
          </table:table-cell>
          <table:table-cell table:style-name="ce39" table:formula="of:=[.BB9]+[.AX9]+[.AT9]+[.AP9]+[.AL9]+[.AH9]+[.AD9]+[.Z9]+[.V9]+[.R9]" office:value-type="float" office:value="0" calcext:value-type="float">
            <text:p/>
          </table:table-cell>
          <table:table-cell table:style-name="ce39" table:formula="of:=[.BC9]+[.AY9]+[.AU9]+[.AQ9]+[.AM9]+[.AI9]+[.AE9]+[.AA9]+[.W9]+[.S9]+[.O9]+[.M9]+[.K9]+[.I9]" office:value-type="float" office:value="0" calcext:value-type="float">
            <text:p/>
          </table:table-cell>
          <table:table-cell table:style-name="ce39" table:formula="of:=[.BD9]+[.BF9]" office:value-type="float" office:value="0" calcext:value-type="float">
            <text:p/>
          </table:table-cell>
          <table:table-cell table:style-name="ce39" table:formula="of:=[.BE9]+[.BG9]" office:value-type="float" office:value="0" calcext:value-type="float">
            <text:p/>
          </table:table-cell>
          <table:table-cell table:style-name="ce39" table:formula="of:=[.D9]" office:value-type="float" office:value="0" calcext:value-type="float">
            <text:p/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5">
          <table:table-cell table:style-name="ce7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Fabricage van aardewerk (incl. porcelein, terracotta, kachelbakkers, potterbakkers, enz.)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23"/>
          <table:table-cell table:style-name="ce42" office:value-type="float" office:value="1" calcext:value-type="float">
            <text:p>1</text:p>
          </table:table-cell>
          <table:table-cell table:style-name="ce38" table:number-columns-repeated="23"/>
          <table:table-cell table:style-name="ce39" table:formula="of:=[.AZ10]+[.AV10]+[.AR10]+[.AN10]+[.AJ10]+[.AF10]+[.AB10]+[.X10]+[.T10]+[.P10]" office:value-type="float" office:value="1" calcext:value-type="float">
            <text:p>1</text:p>
          </table:table-cell>
          <table:table-cell table:style-name="ce39" table:formula="of:=[.BA10]+[.AW10]+[.AS10]+[.AO10]+[.AK10]+[.AG10]+[.AC10]+[.Y10]+[.U10]+[.Q10]+[.N10]+[.L10]+[.J10]+[.H10]" office:value-type="float" office:value="0" calcext:value-type="float">
            <text:p/>
          </table:table-cell>
          <table:table-cell table:style-name="ce39" table:formula="of:=[.BB10]+[.AX10]+[.AT10]+[.AP10]+[.AL10]+[.AH10]+[.AD10]+[.Z10]+[.V10]+[.R10]" office:value-type="float" office:value="0" calcext:value-type="float">
            <text:p/>
          </table:table-cell>
          <table:table-cell table:style-name="ce39" table:formula="of:=[.BC10]+[.AY10]+[.AU10]+[.AQ10]+[.AM10]+[.AI10]+[.AE10]+[.AA10]+[.W10]+[.S10]+[.O10]+[.M10]+[.K10]+[.I10]" office:value-type="float" office:value="0" calcext:value-type="float">
            <text:p/>
          </table:table-cell>
          <table:table-cell table:style-name="ce39" table:formula="of:=[.BD10]+[.BF10]" office:value-type="float" office:value="1" calcext:value-type="float">
            <text:p>1</text:p>
          </table:table-cell>
          <table:table-cell table:style-name="ce39" table:formula="of:=[.BE10]+[.BG10]" office:value-type="float" office:value="0" calcext:value-type="float">
            <text:p/>
          </table:table-cell>
          <table:table-cell table:style-name="ce39" table:formula="of:=[.D10]" office:value-type="float" office:value="1" calcext:value-type="float">
            <text:p>1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34"/>
          <table:table-cell table:style-name="ce38" table:number-columns-repeated="23"/>
          <table:table-cell table:style-name="ce42" office:value-type="float" office:value="1" calcext:value-type="float">
            <text:p>1</text:p>
          </table:table-cell>
          <table:table-cell table:style-name="ce38" table:number-columns-repeated="23"/>
          <table:table-cell table:style-name="ce39" table:formula="of:=[.AZ11]+[.AV11]+[.AR11]+[.AN11]+[.AJ11]+[.AF11]+[.AB11]+[.X11]+[.T11]+[.P11]" office:value-type="float" office:value="1" calcext:value-type="float">
            <text:p>1</text:p>
          </table:table-cell>
          <table:table-cell table:style-name="ce39" table:formula="of:=[.BA11]+[.AW11]+[.AS11]+[.AO11]+[.AK11]+[.AG11]+[.AC11]+[.Y11]+[.U11]+[.Q11]+[.N11]+[.L11]+[.J11]+[.H11]" office:value-type="float" office:value="0" calcext:value-type="float">
            <text:p/>
          </table:table-cell>
          <table:table-cell table:style-name="ce39" table:formula="of:=[.BB11]+[.AX11]+[.AT11]+[.AP11]+[.AL11]+[.AH11]+[.AD11]+[.Z11]+[.V11]+[.R11]" office:value-type="float" office:value="0" calcext:value-type="float">
            <text:p/>
          </table:table-cell>
          <table:table-cell table:style-name="ce39" table:formula="of:=[.BC11]+[.AY11]+[.AU11]+[.AQ11]+[.AM11]+[.AI11]+[.AE11]+[.AA11]+[.W11]+[.S11]+[.O11]+[.M11]+[.K11]+[.I11]" office:value-type="float" office:value="0" calcext:value-type="float">
            <text:p/>
          </table:table-cell>
          <table:table-cell table:style-name="ce39" table:formula="of:=[.BD11]+[.BF11]" office:value-type="float" office:value="1" calcext:value-type="float">
            <text:p>1</text:p>
          </table:table-cell>
          <table:table-cell table:style-name="ce39" table:formula="of:=[.BE11]+[.BG11]" office:value-type="float" office:value="0" calcext:value-type="float">
            <text:p/>
          </table:table-cell>
          <table:table-cell table:style-name="ce39" table:formula="of:=[.D11]" office:value-type="float" office:value="2" calcext:value-type="float">
            <text:p>2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office:value-type="float" office:value="1" calcext:value-type="float">
            <text:p>1</text:p>
          </table:table-cell>
          <table:table-cell table:style-name="ce38" table:number-columns-repeated="22"/>
          <table:table-cell table:style-name="ce39" table:formula="of:=[.AZ12]+[.AV12]+[.AR12]+[.AN12]+[.AJ12]+[.AF12]+[.AB12]+[.X12]+[.T12]+[.P12]" office:value-type="float" office:value="0" calcext:value-type="float">
            <text:p/>
          </table:table-cell>
          <table:table-cell table:style-name="ce39" table:formula="of:=[.BA12]+[.AW12]+[.AS12]+[.AO12]+[.AK12]+[.AG12]+[.AC12]+[.Y12]+[.U12]+[.Q12]+[.N12]+[.L12]+[.J12]+[.H12]" office:value-type="float" office:value="1" calcext:value-type="float">
            <text:p>1</text:p>
          </table:table-cell>
          <table:table-cell table:style-name="ce39" table:formula="of:=[.BB12]+[.AX12]+[.AT12]+[.AP12]+[.AL12]+[.AH12]+[.AD12]+[.Z12]+[.V12]+[.R12]" office:value-type="float" office:value="0" calcext:value-type="float">
            <text:p/>
          </table:table-cell>
          <table:table-cell table:style-name="ce39" table:formula="of:=[.BC12]+[.AY12]+[.AU12]+[.AQ12]+[.AM12]+[.AI12]+[.AE12]+[.AA12]+[.W12]+[.S12]+[.O12]+[.M12]+[.K12]+[.I12]" office:value-type="float" office:value="0" calcext:value-type="float">
            <text:p/>
          </table:table-cell>
          <table:table-cell table:style-name="ce39" table:formula="of:=[.BD12]+[.BF12]" office:value-type="float" office:value="0" calcext:value-type="float">
            <text:p/>
          </table:table-cell>
          <table:table-cell table:style-name="ce39" table:formula="of:=[.BE12]+[.BG12]" office:value-type="float" office:value="1" calcext:value-type="float">
            <text:p>1</text:p>
          </table:table-cell>
          <table:table-cell table:style-name="ce39" table:formula="of:=[.D12]" office:value-type="float" office:value="3" calcext:value-type="float">
            <text:p>3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42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19"/>
          <table:table-cell table:style-name="ce39" table:formula="of:=[.AZ13]+[.AV13]+[.AR13]+[.AN13]+[.AJ13]+[.AF13]+[.AB13]+[.X13]+[.T13]+[.P13]" office:value-type="float" office:value="9" calcext:value-type="float">
            <text:p>9</text:p>
          </table:table-cell>
          <table:table-cell table:style-name="ce39" table:formula="of:=[.BA13]+[.AW13]+[.AS13]+[.AO13]+[.AK13]+[.AG13]+[.AC13]+[.Y13]+[.U13]+[.Q13]+[.N13]+[.L13]+[.J13]+[.H13]" office:value-type="float" office:value="8" calcext:value-type="float">
            <text:p>8</text:p>
          </table:table-cell>
          <table:table-cell table:style-name="ce39" table:formula="of:=[.BB13]+[.AX13]+[.AT13]+[.AP13]+[.AL13]+[.AH13]+[.AD13]+[.Z13]+[.V13]+[.R13]" office:value-type="float" office:value="0" calcext:value-type="float">
            <text:p/>
          </table:table-cell>
          <table:table-cell table:style-name="ce39" table:formula="of:=[.BC13]+[.AY13]+[.AU13]+[.AQ13]+[.AM13]+[.AI13]+[.AE13]+[.AA13]+[.W13]+[.S13]+[.O13]+[.M13]+[.K13]+[.I13]" office:value-type="float" office:value="0" calcext:value-type="float">
            <text:p/>
          </table:table-cell>
          <table:table-cell table:style-name="ce39" table:formula="of:=[.BD13]+[.BF13]" office:value-type="float" office:value="9" calcext:value-type="float">
            <text:p>9</text:p>
          </table:table-cell>
          <table:table-cell table:style-name="ce39" table:formula="of:=[.BE13]+[.BG13]" office:value-type="float" office:value="8" calcext:value-type="float">
            <text:p>8</text:p>
          </table:table-cell>
          <table:table-cell table:style-name="ce39" table:formula="of:=[.D13]" office:value-type="float" office:value="4" calcext:value-type="float">
            <text:p>4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Fabricage van tabakspijpen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12"/>
          <table:table-cell table:style-name="ce38" office:value-type="float" office:value="1" calcext:value-type="float">
            <text:p>1</text:p>
          </table:table-cell>
          <table:table-cell table:style-name="ce38" table:number-columns-repeated="10"/>
          <table:table-cell table:style-name="ce42"/>
          <table:table-cell table:style-name="ce38" table:number-columns-repeated="23"/>
          <table:table-cell table:style-name="ce39" table:formula="of:=[.AZ14]+[.AV14]+[.AR14]+[.AN14]+[.AJ14]+[.AF14]+[.AB14]+[.X14]+[.T14]+[.P14]" office:value-type="float" office:value="0" calcext:value-type="float">
            <text:p/>
          </table:table-cell>
          <table:table-cell table:style-name="ce39" table:formula="of:=[.BA14]+[.AW14]+[.AS14]+[.AO14]+[.AK14]+[.AG14]+[.AC14]+[.Y14]+[.U14]+[.Q14]+[.N14]+[.L14]+[.J14]+[.H14]" office:value-type="float" office:value="1" calcext:value-type="float">
            <text:p>1</text:p>
          </table:table-cell>
          <table:table-cell table:style-name="ce39" table:formula="of:=[.BB14]+[.AX14]+[.AT14]+[.AP14]+[.AL14]+[.AH14]+[.AD14]+[.Z14]+[.V14]+[.R14]" office:value-type="float" office:value="0" calcext:value-type="float">
            <text:p/>
          </table:table-cell>
          <table:table-cell table:style-name="ce39" table:formula="of:=[.BC14]+[.AY14]+[.AU14]+[.AQ14]+[.AM14]+[.AI14]+[.AE14]+[.AA14]+[.W14]+[.S14]+[.O14]+[.M14]+[.K14]+[.I14]" office:value-type="float" office:value="0" calcext:value-type="float">
            <text:p/>
          </table:table-cell>
          <table:table-cell table:style-name="ce39" table:formula="of:=[.BD14]+[.BF14]" office:value-type="float" office:value="0" calcext:value-type="float">
            <text:p/>
          </table:table-cell>
          <table:table-cell table:style-name="ce39" table:formula="of:=[.BE14]+[.BG14]" office:value-type="float" office:value="1" calcext:value-type="float">
            <text:p>1</text:p>
          </table:table-cell>
          <table:table-cell table:style-name="ce39" table:formula="of:=[.D14]" office:value-type="float" office:value="5" calcext:value-type="float">
            <text:p>5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/>
          <table:table-cell table:style-name="ce14" office:value-type="string" calcext:value-type="string">
            <text:p>b</text:p>
          </table:table-cell>
          <table:table-cell table:style-name="ce14"/>
          <table:table-cell table:style-name="ce22" office:value-type="string" calcext:value-type="string">
            <text:p>Diamant, edelsteen en fijne steensoorten</text:p>
          </table:table-cell>
          <table:table-cell table:style-name="ce28"/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table:number-columns-repeated="23"/>
          <table:table-cell table:style-name="ce39" table:formula="of:=[.AZ15]+[.AV15]+[.AR15]+[.AN15]+[.AJ15]+[.AF15]+[.AB15]+[.X15]+[.T15]+[.P15]" office:value-type="float" office:value="0" calcext:value-type="float">
            <text:p/>
          </table:table-cell>
          <table:table-cell table:style-name="ce39" table:formula="of:=[.BA15]+[.AW15]+[.AS15]+[.AO15]+[.AK15]+[.AG15]+[.AC15]+[.Y15]+[.U15]+[.Q15]+[.N15]+[.L15]+[.J15]+[.H15]" office:value-type="float" office:value="0" calcext:value-type="float">
            <text:p/>
          </table:table-cell>
          <table:table-cell table:style-name="ce39" table:formula="of:=[.BB15]+[.AX15]+[.AT15]+[.AP15]+[.AL15]+[.AH15]+[.AD15]+[.Z15]+[.V15]+[.R15]" office:value-type="float" office:value="0" calcext:value-type="float">
            <text:p/>
          </table:table-cell>
          <table:table-cell table:style-name="ce39" table:formula="of:=[.BC15]+[.AY15]+[.AU15]+[.AQ15]+[.AM15]+[.AI15]+[.AE15]+[.AA15]+[.W15]+[.S15]+[.O15]+[.M15]+[.K15]+[.I15]" office:value-type="float" office:value="0" calcext:value-type="float">
            <text:p/>
          </table:table-cell>
          <table:table-cell table:style-name="ce39" table:formula="of:=[.BD15]+[.BF15]" office:value-type="float" office:value="0" calcext:value-type="float">
            <text:p/>
          </table:table-cell>
          <table:table-cell table:style-name="ce39" table:formula="of:=[.BE15]+[.BG15]" office:value-type="float" office:value="0" calcext:value-type="float">
            <text:p/>
          </table:table-cell>
          <table:table-cell table:style-name="ce39" table:formula="of:=[.D15]" office:value-type="float" office:value="0" calcext:value-type="float">
            <text:p/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Diamantklovers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2"/>
          <table:table-cell table:style-name="ce38" table:number-columns-repeated="23"/>
          <table:table-cell table:style-name="ce39" table:formula="of:=[.AZ16]+[.AV16]+[.AR16]+[.AN16]+[.AJ16]+[.AF16]+[.AB16]+[.X16]+[.T16]+[.P16]" office:value-type="float" office:value="1" calcext:value-type="float">
            <text:p>1</text:p>
          </table:table-cell>
          <table:table-cell table:style-name="ce39" table:formula="of:=[.BA16]+[.AW16]+[.AS16]+[.AO16]+[.AK16]+[.AG16]+[.AC16]+[.Y16]+[.U16]+[.Q16]+[.N16]+[.L16]+[.J16]+[.H16]" office:value-type="float" office:value="5" calcext:value-type="float">
            <text:p>5</text:p>
          </table:table-cell>
          <table:table-cell table:style-name="ce39" table:formula="of:=[.BB16]+[.AX16]+[.AT16]+[.AP16]+[.AL16]+[.AH16]+[.AD16]+[.Z16]+[.V16]+[.R16]" office:value-type="float" office:value="0" calcext:value-type="float">
            <text:p/>
          </table:table-cell>
          <table:table-cell table:style-name="ce39" table:formula="of:=[.BC16]+[.AY16]+[.AU16]+[.AQ16]+[.AM16]+[.AI16]+[.AE16]+[.AA16]+[.W16]+[.S16]+[.O16]+[.M16]+[.K16]+[.I16]" office:value-type="float" office:value="0" calcext:value-type="float">
            <text:p/>
          </table:table-cell>
          <table:table-cell table:style-name="ce39" table:formula="of:=[.BD16]+[.BF16]" office:value-type="float" office:value="1" calcext:value-type="float">
            <text:p>1</text:p>
          </table:table-cell>
          <table:table-cell table:style-name="ce39" table:formula="of:=[.BE16]+[.BG16]" office:value-type="float" office:value="5" calcext:value-type="float">
            <text:p>5</text:p>
          </table:table-cell>
          <table:table-cell table:style-name="ce39" table:formula="of:=[.D16]" office:value-type="float" office:value="6" calcext:value-type="float">
            <text:p>6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38" office:value-type="float" office:value="106" calcext:value-type="float">
            <text:p>106</text:p>
          </table:table-cell>
          <table:table-cell table:style-name="ce38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51" calcext:value-type="float">
            <text:p>51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42" office:value-type="float" office:value="96" calcext:value-type="float">
            <text:p>96</text:p>
          </table:table-cell>
          <table:table-cell table:style-name="ce38" office:value-type="float" office:value="24" calcext:value-type="float">
            <text:p>24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table:number-columns-repeated="3"/>
          <table:table-cell table:style-name="ce38" office:value-type="float" office:value="4" calcext:value-type="float">
            <text:p>4</text:p>
          </table:table-cell>
          <table:table-cell table:style-name="ce38" table:number-columns-repeated="7"/>
          <table:table-cell table:style-name="ce39" table:formula="of:=[.AZ17]+[.AV17]+[.AR17]+[.AN17]+[.AJ17]+[.AF17]+[.AB17]+[.X17]+[.T17]+[.P17]" office:value-type="float" office:value="374" calcext:value-type="float">
            <text:p>374</text:p>
          </table:table-cell>
          <table:table-cell table:style-name="ce39" table:formula="of:=[.BA17]+[.AW17]+[.AS17]+[.AO17]+[.AK17]+[.AG17]+[.AC17]+[.Y17]+[.U17]+[.Q17]+[.N17]+[.L17]+[.J17]+[.H17]" office:value-type="float" office:value="650" calcext:value-type="float">
            <text:p>650</text:p>
          </table:table-cell>
          <table:table-cell table:style-name="ce39" table:formula="of:=[.BB17]+[.AX17]+[.AT17]+[.AP17]+[.AL17]+[.AH17]+[.AD17]+[.Z17]+[.V17]+[.R17]" office:value-type="float" office:value="2" calcext:value-type="float">
            <text:p>2</text:p>
          </table:table-cell>
          <table:table-cell table:style-name="ce39" table:formula="of:=[.BC17]+[.AY17]+[.AU17]+[.AQ17]+[.AM17]+[.AI17]+[.AE17]+[.AA17]+[.W17]+[.S17]+[.O17]+[.M17]+[.K17]+[.I17]" office:value-type="float" office:value="96" calcext:value-type="float">
            <text:p>96</text:p>
          </table:table-cell>
          <table:table-cell table:style-name="ce39" table:formula="of:=[.BD17]+[.BF17]" office:value-type="float" office:value="376" calcext:value-type="float">
            <text:p>376</text:p>
          </table:table-cell>
          <table:table-cell table:style-name="ce39" table:formula="of:=[.BE17]+[.BG17]" office:value-type="float" office:value="746" calcext:value-type="float">
            <text:p>746</text:p>
          </table:table-cell>
          <table:table-cell table:style-name="ce39" table:formula="of:=[.D17]" office:value-type="float" office:value="7" calcext:value-type="float">
            <text:p>7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22" office:value-type="string" calcext:value-type="string">
            <text:p>Diamantslijpers (incl. verstellers) 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15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2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table:number-columns-repeated="11"/>
          <table:table-cell table:style-name="ce39" table:formula="of:=[.AZ18]+[.AV18]+[.AR18]+[.AN18]+[.AJ18]+[.AF18]+[.AB18]+[.X18]+[.T18]+[.P18]" office:value-type="float" office:value="10" calcext:value-type="float">
            <text:p>10</text:p>
          </table:table-cell>
          <table:table-cell table:style-name="ce39" table:formula="of:=[.BA18]+[.AW18]+[.AS18]+[.AO18]+[.AK18]+[.AG18]+[.AC18]+[.Y18]+[.U18]+[.Q18]+[.N18]+[.L18]+[.J18]+[.H18]" office:value-type="float" office:value="0" calcext:value-type="float">
            <text:p/>
          </table:table-cell>
          <table:table-cell table:style-name="ce39" table:formula="of:=[.BB18]+[.AX18]+[.AT18]+[.AP18]+[.AL18]+[.AH18]+[.AD18]+[.Z18]+[.V18]+[.R18]" office:value-type="float" office:value="0" calcext:value-type="float">
            <text:p/>
          </table:table-cell>
          <table:table-cell table:style-name="ce39" table:formula="of:=[.BC18]+[.AY18]+[.AU18]+[.AQ18]+[.AM18]+[.AI18]+[.AE18]+[.AA18]+[.W18]+[.S18]+[.O18]+[.M18]+[.K18]+[.I18]" office:value-type="float" office:value="0" calcext:value-type="float">
            <text:p/>
          </table:table-cell>
          <table:table-cell table:style-name="ce39" table:formula="of:=[.BD18]+[.BF18]" office:value-type="float" office:value="10" calcext:value-type="float">
            <text:p>10</text:p>
          </table:table-cell>
          <table:table-cell table:style-name="ce39" table:formula="of:=[.BE18]+[.BG18]" office:value-type="float" office:value="0" calcext:value-type="float">
            <text:p/>
          </table:table-cell>
          <table:table-cell table:style-name="ce39" table:formula="of:=[.D18]" office:value-type="float" office:value="8" calcext:value-type="float">
            <text:p>8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34"/>
          <table:table-cell table:style-name="ce38" table:number-columns-repeated="20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2" office:value-type="float" office:value="1" calcext:value-type="float">
            <text:p>1</text:p>
          </table:table-cell>
          <table:table-cell table:style-name="ce38" table:number-columns-repeated="23"/>
          <table:table-cell table:style-name="ce39" table:formula="of:=[.AZ19]+[.AV19]+[.AR19]+[.AN19]+[.AJ19]+[.AF19]+[.AB19]+[.X19]+[.T19]+[.P19]" office:value-type="float" office:value="1" calcext:value-type="float">
            <text:p>1</text:p>
          </table:table-cell>
          <table:table-cell table:style-name="ce39" table:formula="of:=[.BA19]+[.AW19]+[.AS19]+[.AO19]+[.AK19]+[.AG19]+[.AC19]+[.Y19]+[.U19]+[.Q19]+[.N19]+[.L19]+[.J19]+[.H19]" office:value-type="float" office:value="1" calcext:value-type="float">
            <text:p>1</text:p>
          </table:table-cell>
          <table:table-cell table:style-name="ce39" table:formula="of:=[.BB19]+[.AX19]+[.AT19]+[.AP19]+[.AL19]+[.AH19]+[.AD19]+[.Z19]+[.V19]+[.R19]" office:value-type="float" office:value="0" calcext:value-type="float">
            <text:p/>
          </table:table-cell>
          <table:table-cell table:style-name="ce39" table:formula="of:=[.BC19]+[.AY19]+[.AU19]+[.AQ19]+[.AM19]+[.AI19]+[.AE19]+[.AA19]+[.W19]+[.S19]+[.O19]+[.M19]+[.K19]+[.I19]" office:value-type="float" office:value="0" calcext:value-type="float">
            <text:p/>
          </table:table-cell>
          <table:table-cell table:style-name="ce39" table:formula="of:=[.BD19]+[.BF19]" office:value-type="float" office:value="1" calcext:value-type="float">
            <text:p>1</text:p>
          </table:table-cell>
          <table:table-cell table:style-name="ce39" table:formula="of:=[.BE19]+[.BG19]" office:value-type="float" office:value="1" calcext:value-type="float">
            <text:p>1</text:p>
          </table:table-cell>
          <table:table-cell table:style-name="ce39" table:formula="of:=[.D19]" office:value-type="float" office:value="9" calcext:value-type="float">
            <text:p>9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34"/>
          <table:table-cell table:style-name="ce38" table:number-columns-repeated="19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42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19"/>
          <table:table-cell table:style-name="ce39" table:formula="of:=[.AZ20]+[.AV20]+[.AR20]+[.AN20]+[.AJ20]+[.AF20]+[.AB20]+[.X20]+[.T20]+[.P20]" office:value-type="float" office:value="10" calcext:value-type="float">
            <text:p>10</text:p>
          </table:table-cell>
          <table:table-cell table:style-name="ce39" table:formula="of:=[.BA20]+[.AW20]+[.AS20]+[.AO20]+[.AK20]+[.AG20]+[.AC20]+[.Y20]+[.U20]+[.Q20]+[.N20]+[.L20]+[.J20]+[.H20]" office:value-type="float" office:value="3" calcext:value-type="float">
            <text:p>3</text:p>
          </table:table-cell>
          <table:table-cell table:style-name="ce39" table:formula="of:=[.BB20]+[.AX20]+[.AT20]+[.AP20]+[.AL20]+[.AH20]+[.AD20]+[.Z20]+[.V20]+[.R20]" office:value-type="float" office:value="0" calcext:value-type="float">
            <text:p/>
          </table:table-cell>
          <table:table-cell table:style-name="ce39" table:formula="of:=[.BC20]+[.AY20]+[.AU20]+[.AQ20]+[.AM20]+[.AI20]+[.AE20]+[.AA20]+[.W20]+[.S20]+[.O20]+[.M20]+[.K20]+[.I20]" office:value-type="float" office:value="0" calcext:value-type="float">
            <text:p/>
          </table:table-cell>
          <table:table-cell table:style-name="ce39" table:formula="of:=[.BD20]+[.BF20]" office:value-type="float" office:value="10" calcext:value-type="float">
            <text:p>10</text:p>
          </table:table-cell>
          <table:table-cell table:style-name="ce39" table:formula="of:=[.BE20]+[.BG20]" office:value-type="float" office:value="3" calcext:value-type="float">
            <text:p>3</text:p>
          </table:table-cell>
          <table:table-cell table:style-name="ce39" table:formula="of:=[.D20]" office:value-type="float" office:value="10" calcext:value-type="float">
            <text:p>10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1" calcext:value-type="float">
            <text:p>11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120" calcext:value-type="float">
            <text:p>120</text:p>
          </table:table-cell>
          <table:table-cell table:style-name="ce38"/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01" calcext:value-type="float">
            <text:p>801</text:p>
          </table:table-cell>
          <table:table-cell table:style-name="ce38" table:number-columns-repeated="2"/>
          <table:table-cell table:style-name="ce38" office:value-type="float" office:value="848" calcext:value-type="float">
            <text:p>848</text:p>
          </table:table-cell>
          <table:table-cell table:style-name="ce38" table:number-columns-repeated="2"/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485" calcext:value-type="float">
            <text:p>148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217" calcext:value-type="float">
            <text:p>1217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" calcext:value-type="float">
            <text:p>16</text:p>
          </table:table-cell>
          <table:table-cell table:style-name="ce42" office:value-type="float" office:value="633" calcext:value-type="float">
            <text:p>633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46" calcext:value-type="float">
            <text:p>46</text:p>
          </table:table-cell>
          <table:table-cell table:style-name="ce38" table:number-columns-repeated="3"/>
          <table:table-cell table:style-name="ce38" office:value-type="float" office:value="23" calcext:value-type="float">
            <text:p>23</text:p>
          </table:table-cell>
          <table:table-cell table:style-name="ce38" table:number-columns-repeated="3"/>
          <table:table-cell table:style-name="ce38" office:value-type="float" office:value="9" calcext:value-type="float">
            <text:p>9</text:p>
          </table:table-cell>
          <table:table-cell table:style-name="ce38" table:number-columns-repeated="7"/>
          <table:table-cell table:style-name="ce39" table:formula="of:=[.AZ21]+[.AV21]+[.AR21]+[.AN21]+[.AJ21]+[.AF21]+[.AB21]+[.X21]+[.T21]+[.P21]" office:value-type="float" office:value="2654" calcext:value-type="float">
            <text:p>2654</text:p>
          </table:table-cell>
          <table:table-cell table:style-name="ce39" table:formula="of:=[.BA21]+[.AW21]+[.AS21]+[.AO21]+[.AK21]+[.AG21]+[.AC21]+[.Y21]+[.U21]+[.Q21]+[.N21]+[.L21]+[.J21]+[.H21]" office:value-type="float" office:value="4418" calcext:value-type="float">
            <text:p>4418</text:p>
          </table:table-cell>
          <table:table-cell table:style-name="ce39" table:formula="of:=[.BB21]+[.AX21]+[.AT21]+[.AP21]+[.AL21]+[.AH21]+[.AD21]+[.Z21]+[.V21]+[.R21]" office:value-type="float" office:value="12" calcext:value-type="float">
            <text:p>12</text:p>
          </table:table-cell>
          <table:table-cell table:style-name="ce39" table:formula="of:=[.BC21]+[.AY21]+[.AU21]+[.AQ21]+[.AM21]+[.AI21]+[.AE21]+[.AA21]+[.W21]+[.S21]+[.O21]+[.M21]+[.K21]+[.I21]" office:value-type="float" office:value="28" calcext:value-type="float">
            <text:p>28</text:p>
          </table:table-cell>
          <table:table-cell table:style-name="ce39" table:formula="of:=[.BD21]+[.BF21]" office:value-type="float" office:value="2666" calcext:value-type="float">
            <text:p>2666</text:p>
          </table:table-cell>
          <table:table-cell table:style-name="ce39" table:formula="of:=[.BE21]+[.BG21]" office:value-type="float" office:value="4446" calcext:value-type="float">
            <text:p>4446</text:p>
          </table:table-cell>
          <table:table-cell table:style-name="ce39" table:formula="of:=[.D21]" office:value-type="float" office:value="11" calcext:value-type="float">
            <text:p>11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Diamantsnijders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60" calcext:value-type="float">
            <text:p>60</text:p>
          </table:table-cell>
          <table:table-cell table:style-name="ce38"/>
          <table:table-cell table:style-name="ce38" office:value-type="float" office:value="140" calcext:value-type="float">
            <text:p>140</text:p>
          </table:table-cell>
          <table:table-cell table:style-name="ce38"/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4" calcext:value-type="float">
            <text:p>24</text:p>
          </table:table-cell>
          <table:table-cell table:style-name="ce42" office:value-type="float" office:value="136" calcext:value-type="float">
            <text:p>136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table:number-columns-repeated="7"/>
          <table:table-cell table:style-name="ce39" table:formula="of:=[.AZ22]+[.AV22]+[.AR22]+[.AN22]+[.AJ22]+[.AF22]+[.AB22]+[.X22]+[.T22]+[.P22]" office:value-type="float" office:value="502" calcext:value-type="float">
            <text:p>502</text:p>
          </table:table-cell>
          <table:table-cell table:style-name="ce39" table:formula="of:=[.BA22]+[.AW22]+[.AS22]+[.AO22]+[.AK22]+[.AG22]+[.AC22]+[.Y22]+[.U22]+[.Q22]+[.N22]+[.L22]+[.J22]+[.H22]" office:value-type="float" office:value="833" calcext:value-type="float">
            <text:p>833</text:p>
          </table:table-cell>
          <table:table-cell table:style-name="ce39" table:formula="of:=[.BB22]+[.AX22]+[.AT22]+[.AP22]+[.AL22]+[.AH22]+[.AD22]+[.Z22]+[.V22]+[.R22]" office:value-type="float" office:value="10" calcext:value-type="float">
            <text:p>10</text:p>
          </table:table-cell>
          <table:table-cell table:style-name="ce39" table:formula="of:=[.BC22]+[.AY22]+[.AU22]+[.AQ22]+[.AM22]+[.AI22]+[.AE22]+[.AA22]+[.W22]+[.S22]+[.O22]+[.M22]+[.K22]+[.I22]" office:value-type="float" office:value="275" calcext:value-type="float">
            <text:p>275</text:p>
          </table:table-cell>
          <table:table-cell table:style-name="ce39" table:formula="of:=[.BD22]+[.BF22]" office:value-type="float" office:value="512" calcext:value-type="float">
            <text:p>512</text:p>
          </table:table-cell>
          <table:table-cell table:style-name="ce39" table:formula="of:=[.BE22]+[.BG22]" office:value-type="float" office:value="1108" calcext:value-type="float">
            <text:p>1108</text:p>
          </table:table-cell>
          <table:table-cell table:style-name="ce39" table:formula="of:=[.D22]" office:value-type="float" office:value="12" calcext:value-type="float">
            <text:p>12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3" calcext:value-type="float">
            <text:p>13</text:p>
          </table:table-cell>
          <table:table-cell table:style-name="ce22" office:value-type="string" calcext:value-type="string">
            <text:p>Fabricage van parketvloeren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12"/>
          <table:table-cell table:style-name="ce38" office:value-type="float" office:value="1" calcext:value-type="float">
            <text:p>1</text:p>
          </table:table-cell>
          <table:table-cell table:style-name="ce38" table:number-columns-repeated="10"/>
          <table:table-cell table:style-name="ce42"/>
          <table:table-cell table:style-name="ce38" table:number-columns-repeated="23"/>
          <table:table-cell table:style-name="ce39" table:formula="of:=[.AZ23]+[.AV23]+[.AR23]+[.AN23]+[.AJ23]+[.AF23]+[.AB23]+[.X23]+[.T23]+[.P23]" office:value-type="float" office:value="0" calcext:value-type="float">
            <text:p/>
          </table:table-cell>
          <table:table-cell table:style-name="ce39" table:formula="of:=[.BA23]+[.AW23]+[.AS23]+[.AO23]+[.AK23]+[.AG23]+[.AC23]+[.Y23]+[.U23]+[.Q23]+[.N23]+[.L23]+[.J23]+[.H23]" office:value-type="float" office:value="1" calcext:value-type="float">
            <text:p>1</text:p>
          </table:table-cell>
          <table:table-cell table:style-name="ce39" table:formula="of:=[.BB23]+[.AX23]+[.AT23]+[.AP23]+[.AL23]+[.AH23]+[.AD23]+[.Z23]+[.V23]+[.R23]" office:value-type="float" office:value="0" calcext:value-type="float">
            <text:p/>
          </table:table-cell>
          <table:table-cell table:style-name="ce39" table:formula="of:=[.BC23]+[.AY23]+[.AU23]+[.AQ23]+[.AM23]+[.AI23]+[.AE23]+[.AA23]+[.W23]+[.S23]+[.O23]+[.M23]+[.K23]+[.I23]" office:value-type="float" office:value="0" calcext:value-type="float">
            <text:p/>
          </table:table-cell>
          <table:table-cell table:style-name="ce39" table:formula="of:=[.BD23]+[.BF23]" office:value-type="float" office:value="0" calcext:value-type="float">
            <text:p/>
          </table:table-cell>
          <table:table-cell table:style-name="ce39" table:formula="of:=[.BE23]+[.BG23]" office:value-type="float" office:value="1" calcext:value-type="float">
            <text:p>1</text:p>
          </table:table-cell>
          <table:table-cell table:style-name="ce39" table:formula="of:=[.D23]" office:value-type="float" office:value="13" calcext:value-type="float">
            <text:p>13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22" office:value-type="string" calcext:value-type="string">
            <text:p>Fabricage van marmerwaren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 table:number-columns-repeated="15"/>
          <table:table-cell table:style-name="ce39" table:formula="of:=[.AZ24]+[.AV24]+[.AR24]+[.AN24]+[.AJ24]+[.AF24]+[.AB24]+[.X24]+[.T24]+[.P24]" office:value-type="float" office:value="1" calcext:value-type="float">
            <text:p>1</text:p>
          </table:table-cell>
          <table:table-cell table:style-name="ce39" table:formula="of:=[.BA24]+[.AW24]+[.AS24]+[.AO24]+[.AK24]+[.AG24]+[.AC24]+[.Y24]+[.U24]+[.Q24]+[.N24]+[.L24]+[.J24]+[.H24]" office:value-type="float" office:value="0" calcext:value-type="float">
            <text:p/>
          </table:table-cell>
          <table:table-cell table:style-name="ce39" table:formula="of:=[.BB24]+[.AX24]+[.AT24]+[.AP24]+[.AL24]+[.AH24]+[.AD24]+[.Z24]+[.V24]+[.R24]" office:value-type="float" office:value="0" calcext:value-type="float">
            <text:p/>
          </table:table-cell>
          <table:table-cell table:style-name="ce39" table:formula="of:=[.BC24]+[.AY24]+[.AU24]+[.AQ24]+[.AM24]+[.AI24]+[.AE24]+[.AA24]+[.W24]+[.S24]+[.O24]+[.M24]+[.K24]+[.I24]" office:value-type="float" office:value="0" calcext:value-type="float">
            <text:p/>
          </table:table-cell>
          <table:table-cell table:style-name="ce39" table:formula="of:=[.BD24]+[.BF24]" office:value-type="float" office:value="1" calcext:value-type="float">
            <text:p>1</text:p>
          </table:table-cell>
          <table:table-cell table:style-name="ce39" table:formula="of:=[.BE24]+[.BG24]" office:value-type="float" office:value="0" calcext:value-type="float">
            <text:p/>
          </table:table-cell>
          <table:table-cell table:style-name="ce39" table:formula="of:=[.D24]" office:value-type="float" office:value="14" calcext:value-type="float">
            <text:p>14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16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2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19"/>
          <table:table-cell table:style-name="ce39" table:formula="of:=[.AZ25]+[.AV25]+[.AR25]+[.AN25]+[.AJ25]+[.AF25]+[.AB25]+[.X25]+[.T25]+[.P25]" office:value-type="float" office:value="3" calcext:value-type="float">
            <text:p>3</text:p>
          </table:table-cell>
          <table:table-cell table:style-name="ce39" table:formula="of:=[.BA25]+[.AW25]+[.AS25]+[.AO25]+[.AK25]+[.AG25]+[.AC25]+[.Y25]+[.U25]+[.Q25]+[.N25]+[.L25]+[.J25]+[.H25]" office:value-type="float" office:value="1" calcext:value-type="float">
            <text:p>1</text:p>
          </table:table-cell>
          <table:table-cell table:style-name="ce39" table:formula="of:=[.BB25]+[.AX25]+[.AT25]+[.AP25]+[.AL25]+[.AH25]+[.AD25]+[.Z25]+[.V25]+[.R25]" office:value-type="float" office:value="0" calcext:value-type="float">
            <text:p/>
          </table:table-cell>
          <table:table-cell table:style-name="ce39" table:formula="of:=[.BC25]+[.AY25]+[.AU25]+[.AQ25]+[.AM25]+[.AI25]+[.AE25]+[.AA25]+[.W25]+[.S25]+[.O25]+[.M25]+[.K25]+[.I25]" office:value-type="float" office:value="0" calcext:value-type="float">
            <text:p/>
          </table:table-cell>
          <table:table-cell table:style-name="ce39" table:formula="of:=[.BD25]+[.BF25]" office:value-type="float" office:value="3" calcext:value-type="float">
            <text:p>3</text:p>
          </table:table-cell>
          <table:table-cell table:style-name="ce39" table:formula="of:=[.BE25]+[.BG25]" office:value-type="float" office:value="1" calcext:value-type="float">
            <text:p>1</text:p>
          </table:table-cell>
          <table:table-cell table:style-name="ce39" table:formula="of:=[.D25]" office:value-type="float" office:value="15" calcext:value-type="float">
            <text:p>15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22" office:value-type="string" calcext:value-type="string">
            <text:p>Marmerslijpers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23"/>
          <table:table-cell table:style-name="ce42" office:value-type="float" office:value="1" calcext:value-type="float">
            <text:p>1</text:p>
          </table:table-cell>
          <table:table-cell table:style-name="ce38" table:number-columns-repeated="23"/>
          <table:table-cell table:style-name="ce39" table:formula="of:=[.AZ26]+[.AV26]+[.AR26]+[.AN26]+[.AJ26]+[.AF26]+[.AB26]+[.X26]+[.T26]+[.P26]" office:value-type="float" office:value="1" calcext:value-type="float">
            <text:p>1</text:p>
          </table:table-cell>
          <table:table-cell table:style-name="ce39" table:formula="of:=[.BA26]+[.AW26]+[.AS26]+[.AO26]+[.AK26]+[.AG26]+[.AC26]+[.Y26]+[.U26]+[.Q26]+[.N26]+[.L26]+[.J26]+[.H26]" office:value-type="float" office:value="0" calcext:value-type="float">
            <text:p/>
          </table:table-cell>
          <table:table-cell table:style-name="ce39" table:formula="of:=[.BB26]+[.AX26]+[.AT26]+[.AP26]+[.AL26]+[.AH26]+[.AD26]+[.Z26]+[.V26]+[.R26]" office:value-type="float" office:value="0" calcext:value-type="float">
            <text:p/>
          </table:table-cell>
          <table:table-cell table:style-name="ce39" table:formula="of:=[.BC26]+[.AY26]+[.AU26]+[.AQ26]+[.AM26]+[.AI26]+[.AE26]+[.AA26]+[.W26]+[.S26]+[.O26]+[.M26]+[.K26]+[.I26]" office:value-type="float" office:value="0" calcext:value-type="float">
            <text:p/>
          </table:table-cell>
          <table:table-cell table:style-name="ce39" table:formula="of:=[.BD26]+[.BF26]" office:value-type="float" office:value="1" calcext:value-type="float">
            <text:p>1</text:p>
          </table:table-cell>
          <table:table-cell table:style-name="ce39" table:formula="of:=[.BE26]+[.BG26]" office:value-type="float" office:value="0" calcext:value-type="float">
            <text:p/>
          </table:table-cell>
          <table:table-cell table:style-name="ce39" table:formula="of:=[.D26]" office:value-type="float" office:value="16" calcext:value-type="float">
            <text:p>16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/>
          <table:table-cell table:style-name="ce14" office:value-type="string" calcext:value-type="string">
            <text:p>c</text:p>
          </table:table-cell>
          <table:table-cell table:style-name="ce14"/>
          <table:table-cell table:style-name="ce22" office:value-type="string" calcext:value-type="string">
            <text:p>Glas, kristal, spiegels</text:p>
          </table:table-cell>
          <table:table-cell table:style-name="ce28"/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table:number-columns-repeated="23"/>
          <table:table-cell table:style-name="ce39" table:formula="of:=[.AZ27]+[.AV27]+[.AR27]+[.AN27]+[.AJ27]+[.AF27]+[.AB27]+[.X27]+[.T27]+[.P27]" office:value-type="float" office:value="0" calcext:value-type="float">
            <text:p/>
          </table:table-cell>
          <table:table-cell table:style-name="ce39" table:formula="of:=[.BA27]+[.AW27]+[.AS27]+[.AO27]+[.AK27]+[.AG27]+[.AC27]+[.Y27]+[.U27]+[.Q27]+[.N27]+[.L27]+[.J27]+[.H27]" office:value-type="float" office:value="0" calcext:value-type="float">
            <text:p/>
          </table:table-cell>
          <table:table-cell table:style-name="ce39" table:formula="of:=[.BB27]+[.AX27]+[.AT27]+[.AP27]+[.AL27]+[.AH27]+[.AD27]+[.Z27]+[.V27]+[.R27]" office:value-type="float" office:value="0" calcext:value-type="float">
            <text:p/>
          </table:table-cell>
          <table:table-cell table:style-name="ce39" table:formula="of:=[.BC27]+[.AY27]+[.AU27]+[.AQ27]+[.AM27]+[.AI27]+[.AE27]+[.AA27]+[.W27]+[.S27]+[.O27]+[.M27]+[.K27]+[.I27]" office:value-type="float" office:value="0" calcext:value-type="float">
            <text:p/>
          </table:table-cell>
          <table:table-cell table:style-name="ce39" table:formula="of:=[.BD27]+[.BF27]" office:value-type="float" office:value="0" calcext:value-type="float">
            <text:p/>
          </table:table-cell>
          <table:table-cell table:style-name="ce39" table:formula="of:=[.BE27]+[.BG27]" office:value-type="float" office:value="0" calcext:value-type="float">
            <text:p/>
          </table:table-cell>
          <table:table-cell table:style-name="ce39" table:formula="of:=[.D27]" office:value-type="float" office:value="0" calcext:value-type="float">
            <text:p/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8"/>
          <table:table-cell table:style-name="ce15" table:number-columns-repeated="2"/>
          <table:table-cell table:style-name="ce15" office:value-type="float" office:value="17" calcext:value-type="float">
            <text:p>17</text:p>
          </table:table-cell>
          <table:table-cell table:style-name="ce23" office:value-type="string" calcext:value-type="string">
            <text:p>Fabricage van glas (incl. kristal en spiegelglas)</text:p>
          </table:table-cell>
          <table:table-cell table:style-name="ce29" office:value-type="string" calcext:value-type="string">
            <text:p>A</text:p>
          </table:table-cell>
          <table:table-cell/>
          <table:table-cell table:style-name="ce35"/>
          <table:table-cell table:style-name="ce39" table:number-columns-repeated="20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2" calcext:value-type="float">
            <text:p>2</text:p>
          </table:table-cell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office:value-type="float" office:value="5" calcext:value-type="float">
            <text:p>5</text:p>
          </table:table-cell>
          <table:table-cell table:style-name="ce39" table:formula="of:=[.BA28]+[.AW28]+[.AS28]+[.AO28]+[.AK28]+[.AG28]+[.AC28]+[.Y28]+[.U28]+[.Q28]+[.N28]+[.L28]+[.J28]+[.H28]" office:value-type="float" office:value="1" calcext:value-type="float">
            <text:p>1</text:p>
          </table:table-cell>
          <table:table-cell table:style-name="ce39" table:formula="of:=[.BB28]+[.AX28]+[.AT28]+[.AP28]+[.AL28]+[.AH28]+[.AD28]+[.Z28]+[.V28]+[.R28]" office:value-type="float" office:value="1" calcext:value-type="float">
            <text:p>1</text:p>
          </table:table-cell>
          <table:table-cell table:style-name="ce39" table:formula="of:=[.BC28]+[.AY28]+[.AU28]+[.AQ28]+[.AM28]+[.AI28]+[.AE28]+[.AA28]+[.W28]+[.S28]+[.O28]+[.M28]+[.K28]+[.I28]" office:value-type="float" office:value="0" calcext:value-type="float">
            <text:p/>
          </table:table-cell>
          <table:table-cell table:style-name="ce39" table:formula="of:=[.BD28]+[.BF28]" office:value-type="float" office:value="6" calcext:value-type="float">
            <text:p>6</text:p>
          </table:table-cell>
          <table:table-cell table:style-name="ce39" table:formula="of:=[.BE28]+[.BG28]" office:value-type="float" office:value="1" calcext:value-type="float">
            <text:p>1</text:p>
          </table:table-cell>
          <table:table-cell table:style-name="ce39" table:formula="of:=[.D28]" office:value-type="float" office:value="17" calcext:value-type="float">
            <text:p>17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8" calcext:value-type="float">
            <text:p>18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34"/>
          <table:table-cell table:style-name="ce38" table:number-columns-repeated="23"/>
          <table:table-cell table:style-name="ce42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19"/>
          <table:table-cell table:style-name="ce39" table:formula="of:=[.AZ29]+[.AV29]+[.AR29]+[.AN29]+[.AJ29]+[.AF29]+[.AB29]+[.X29]+[.T29]+[.P29]" office:value-type="float" office:value="1" calcext:value-type="float">
            <text:p>1</text:p>
          </table:table-cell>
          <table:table-cell table:style-name="ce39" table:formula="of:=[.BA29]+[.AW29]+[.AS29]+[.AO29]+[.AK29]+[.AG29]+[.AC29]+[.Y29]+[.U29]+[.Q29]+[.N29]+[.L29]+[.J29]+[.H29]" office:value-type="float" office:value="0" calcext:value-type="float">
            <text:p/>
          </table:table-cell>
          <table:table-cell table:style-name="ce39" table:formula="of:=[.BB29]+[.AX29]+[.AT29]+[.AP29]+[.AL29]+[.AH29]+[.AD29]+[.Z29]+[.V29]+[.R29]" office:value-type="float" office:value="0" calcext:value-type="float">
            <text:p/>
          </table:table-cell>
          <table:table-cell table:style-name="ce39" table:formula="of:=[.BC29]+[.AY29]+[.AU29]+[.AQ29]+[.AM29]+[.AI29]+[.AE29]+[.AA29]+[.W29]+[.S29]+[.O29]+[.M29]+[.K29]+[.I29]" office:value-type="float" office:value="0" calcext:value-type="float">
            <text:p/>
          </table:table-cell>
          <table:table-cell table:style-name="ce39" table:formula="of:=[.BD29]+[.BF29]" office:value-type="float" office:value="1" calcext:value-type="float">
            <text:p>1</text:p>
          </table:table-cell>
          <table:table-cell table:style-name="ce39" table:formula="of:=[.BE29]+[.BG29]" office:value-type="float" office:value="0" calcext:value-type="float">
            <text:p/>
          </table:table-cell>
          <table:table-cell table:style-name="ce39" table:formula="of:=[.D29]" office:value-type="float" office:value="18" calcext:value-type="float">
            <text:p>18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19" calcext:value-type="float">
            <text:p>19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1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42" office:value-type="float" office:value="3" calcext:value-type="float">
            <text:p>3</text:p>
          </table:table-cell>
          <table:table-cell table:style-name="ce38" table:number-columns-repeated="23"/>
          <table:table-cell table:style-name="ce39" table:formula="of:=[.AZ30]+[.AV30]+[.AR30]+[.AN30]+[.AJ30]+[.AF30]+[.AB30]+[.X30]+[.T30]+[.P30]" office:value-type="float" office:value="6" calcext:value-type="float">
            <text:p>6</text:p>
          </table:table-cell>
          <table:table-cell table:style-name="ce39" table:formula="of:=[.BA30]+[.AW30]+[.AS30]+[.AO30]+[.AK30]+[.AG30]+[.AC30]+[.Y30]+[.U30]+[.Q30]+[.N30]+[.L30]+[.J30]+[.H30]" office:value-type="float" office:value="4" calcext:value-type="float">
            <text:p>4</text:p>
          </table:table-cell>
          <table:table-cell table:style-name="ce39" table:formula="of:=[.BB30]+[.AX30]+[.AT30]+[.AP30]+[.AL30]+[.AH30]+[.AD30]+[.Z30]+[.V30]+[.R30]" office:value-type="float" office:value="0" calcext:value-type="float">
            <text:p/>
          </table:table-cell>
          <table:table-cell table:style-name="ce39" table:formula="of:=[.BC30]+[.AY30]+[.AU30]+[.AQ30]+[.AM30]+[.AI30]+[.AE30]+[.AA30]+[.W30]+[.S30]+[.O30]+[.M30]+[.K30]+[.I30]" office:value-type="float" office:value="0" calcext:value-type="float">
            <text:p/>
          </table:table-cell>
          <table:table-cell table:style-name="ce39" table:formula="of:=[.BD30]+[.BF30]" office:value-type="float" office:value="6" calcext:value-type="float">
            <text:p>6</text:p>
          </table:table-cell>
          <table:table-cell table:style-name="ce39" table:formula="of:=[.BE30]+[.BG30]" office:value-type="float" office:value="4" calcext:value-type="float">
            <text:p>4</text:p>
          </table:table-cell>
          <table:table-cell table:style-name="ce39" table:formula="of:=[.D30]" office:value-type="float" office:value="19" calcext:value-type="float">
            <text:p>19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0" calcext:value-type="float">
            <text:p>20</text:p>
          </table:table-cell>
          <table:table-cell table:style-name="ce22" office:value-type="string" calcext:value-type="string">
            <text:p>Fabricage van spiegels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15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42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15"/>
          <table:table-cell table:style-name="ce39" table:formula="of:=[.AZ31]+[.AV31]+[.AR31]+[.AN31]+[.AJ31]+[.AF31]+[.AB31]+[.X31]+[.T31]+[.P31]" office:value-type="float" office:value="18" calcext:value-type="float">
            <text:p>18</text:p>
          </table:table-cell>
          <table:table-cell table:style-name="ce39" table:formula="of:=[.BA31]+[.AW31]+[.AS31]+[.AO31]+[.AK31]+[.AG31]+[.AC31]+[.Y31]+[.U31]+[.Q31]+[.N31]+[.L31]+[.J31]+[.H31]" office:value-type="float" office:value="5" calcext:value-type="float">
            <text:p>5</text:p>
          </table:table-cell>
          <table:table-cell table:style-name="ce39" table:formula="of:=[.BB31]+[.AX31]+[.AT31]+[.AP31]+[.AL31]+[.AH31]+[.AD31]+[.Z31]+[.V31]+[.R31]" office:value-type="float" office:value="0" calcext:value-type="float">
            <text:p/>
          </table:table-cell>
          <table:table-cell table:style-name="ce39" table:formula="of:=[.BC31]+[.AY31]+[.AU31]+[.AQ31]+[.AM31]+[.AI31]+[.AE31]+[.AA31]+[.W31]+[.S31]+[.O31]+[.M31]+[.K31]+[.I31]" office:value-type="float" office:value="0" calcext:value-type="float">
            <text:p/>
          </table:table-cell>
          <table:table-cell table:style-name="ce39" table:formula="of:=[.BD31]+[.BF31]" office:value-type="float" office:value="18" calcext:value-type="float">
            <text:p>18</text:p>
          </table:table-cell>
          <table:table-cell table:style-name="ce39" table:formula="of:=[.BE31]+[.BG31]" office:value-type="float" office:value="5" calcext:value-type="float">
            <text:p>5</text:p>
          </table:table-cell>
          <table:table-cell table:style-name="ce39" table:formula="of:=[.D31]" office:value-type="float" office:value="20" calcext:value-type="float">
            <text:p>20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34"/>
          <table:table-cell table:style-name="ce38" table:number-columns-repeated="12"/>
          <table:table-cell table:style-name="ce38" office:value-type="float" office:value="1" calcext:value-type="float">
            <text:p>1</text:p>
          </table:table-cell>
          <table:table-cell table:style-name="ce38" table:number-columns-repeated="10"/>
          <table:table-cell table:style-name="ce42" office:value-type="float" office:value="1" calcext:value-type="float">
            <text:p>1</text:p>
          </table:table-cell>
          <table:table-cell table:style-name="ce38" table:number-columns-repeated="23"/>
          <table:table-cell table:style-name="ce39" table:formula="of:=[.AZ32]+[.AV32]+[.AR32]+[.AN32]+[.AJ32]+[.AF32]+[.AB32]+[.X32]+[.T32]+[.P32]" office:value-type="float" office:value="1" calcext:value-type="float">
            <text:p>1</text:p>
          </table:table-cell>
          <table:table-cell table:style-name="ce39" table:formula="of:=[.BA32]+[.AW32]+[.AS32]+[.AO32]+[.AK32]+[.AG32]+[.AC32]+[.Y32]+[.U32]+[.Q32]+[.N32]+[.L32]+[.J32]+[.H32]" office:value-type="float" office:value="1" calcext:value-type="float">
            <text:p>1</text:p>
          </table:table-cell>
          <table:table-cell table:style-name="ce39" table:formula="of:=[.BB32]+[.AX32]+[.AT32]+[.AP32]+[.AL32]+[.AH32]+[.AD32]+[.Z32]+[.V32]+[.R32]" office:value-type="float" office:value="0" calcext:value-type="float">
            <text:p/>
          </table:table-cell>
          <table:table-cell table:style-name="ce39" table:formula="of:=[.BC32]+[.AY32]+[.AU32]+[.AQ32]+[.AM32]+[.AI32]+[.AE32]+[.AA32]+[.W32]+[.S32]+[.O32]+[.M32]+[.K32]+[.I32]" office:value-type="float" office:value="0" calcext:value-type="float">
            <text:p/>
          </table:table-cell>
          <table:table-cell table:style-name="ce39" table:formula="of:=[.BD32]+[.BF32]" office:value-type="float" office:value="1" calcext:value-type="float">
            <text:p>1</text:p>
          </table:table-cell>
          <table:table-cell table:style-name="ce39" table:formula="of:=[.BE32]+[.BG32]" office:value-type="float" office:value="1" calcext:value-type="float">
            <text:p>1</text:p>
          </table:table-cell>
          <table:table-cell table:style-name="ce39" table:formula="of:=[.D32]" office:value-type="float" office:value="21" calcext:value-type="float">
            <text:p>21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2" calcext:value-type="float">
            <text:p>22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34"/>
          <table:table-cell table:style-name="ce38" table:number-columns-repeated="23"/>
          <table:table-cell table:style-name="ce42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" calcext:value-type="float">
            <text:p>4</text:p>
          </table:table-cell>
          <table:table-cell table:style-name="ce38" table:number-columns-repeated="11"/>
          <table:table-cell table:style-name="ce38" office:value-type="float" office:value="1" calcext:value-type="float">
            <text:p>1</text:p>
          </table:table-cell>
          <table:table-cell table:style-name="ce38" table:number-columns-repeated="7"/>
          <table:table-cell table:style-name="ce39" table:formula="of:=[.AZ33]+[.AV33]+[.AR33]+[.AN33]+[.AJ33]+[.AF33]+[.AB33]+[.X33]+[.T33]+[.P33]" office:value-type="float" office:value="6" calcext:value-type="float">
            <text:p>6</text:p>
          </table:table-cell>
          <table:table-cell table:style-name="ce39" table:formula="of:=[.BA33]+[.AW33]+[.AS33]+[.AO33]+[.AK33]+[.AG33]+[.AC33]+[.Y33]+[.U33]+[.Q33]+[.N33]+[.L33]+[.J33]+[.H33]" office:value-type="float" office:value="0" calcext:value-type="float">
            <text:p/>
          </table:table-cell>
          <table:table-cell table:style-name="ce39" table:formula="of:=[.BB33]+[.AX33]+[.AT33]+[.AP33]+[.AL33]+[.AH33]+[.AD33]+[.Z33]+[.V33]+[.R33]" office:value-type="float" office:value="0" calcext:value-type="float">
            <text:p/>
          </table:table-cell>
          <table:table-cell table:style-name="ce39" table:formula="of:=[.BC33]+[.AY33]+[.AU33]+[.AQ33]+[.AM33]+[.AI33]+[.AE33]+[.AA33]+[.W33]+[.S33]+[.O33]+[.M33]+[.K33]+[.I33]" office:value-type="float" office:value="0" calcext:value-type="float">
            <text:p/>
          </table:table-cell>
          <table:table-cell table:style-name="ce39" table:formula="of:=[.BD33]+[.BF33]" office:value-type="float" office:value="6" calcext:value-type="float">
            <text:p>6</text:p>
          </table:table-cell>
          <table:table-cell table:style-name="ce39" table:formula="of:=[.BE33]+[.BG33]" office:value-type="float" office:value="0" calcext:value-type="float">
            <text:p/>
          </table:table-cell>
          <table:table-cell table:style-name="ce39" table:formula="of:=[.D33]" office:value-type="float" office:value="22" calcext:value-type="float">
            <text:p>22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3" calcext:value-type="float">
            <text:p>23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2"/>
          <table:table-cell table:style-name="ce42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10"/>
          <table:table-cell table:style-name="ce39" table:formula="of:=[.AZ34]+[.AV34]+[.AR34]+[.AN34]+[.AJ34]+[.AF34]+[.AB34]+[.X34]+[.T34]+[.P34]" office:value-type="float" office:value="74" calcext:value-type="float">
            <text:p>74</text:p>
          </table:table-cell>
          <table:table-cell table:style-name="ce39" table:formula="of:=[.BA34]+[.AW34]+[.AS34]+[.AO34]+[.AK34]+[.AG34]+[.AC34]+[.Y34]+[.U34]+[.Q34]+[.N34]+[.L34]+[.J34]+[.H34]" office:value-type="float" office:value="68" calcext:value-type="float">
            <text:p>68</text:p>
          </table:table-cell>
          <table:table-cell table:style-name="ce39" table:formula="of:=[.BB34]+[.AX34]+[.AT34]+[.AP34]+[.AL34]+[.AH34]+[.AD34]+[.Z34]+[.V34]+[.R34]" office:value-type="float" office:value="0" calcext:value-type="float">
            <text:p/>
          </table:table-cell>
          <table:table-cell table:style-name="ce39" table:formula="of:=[.BC34]+[.AY34]+[.AU34]+[.AQ34]+[.AM34]+[.AI34]+[.AE34]+[.AA34]+[.W34]+[.S34]+[.O34]+[.M34]+[.K34]+[.I34]" office:value-type="float" office:value="0" calcext:value-type="float">
            <text:p/>
          </table:table-cell>
          <table:table-cell table:style-name="ce39" table:formula="of:=[.BD34]+[.BF34]" office:value-type="float" office:value="74" calcext:value-type="float">
            <text:p>74</text:p>
          </table:table-cell>
          <table:table-cell table:style-name="ce39" table:formula="of:=[.BE34]+[.BG34]" office:value-type="float" office:value="68" calcext:value-type="float">
            <text:p>68</text:p>
          </table:table-cell>
          <table:table-cell table:style-name="ce39" table:formula="of:=[.D34]" office:value-type="float" office:value="23" calcext:value-type="float">
            <text:p>23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Glasblazers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34"/>
          <table:table-cell table:style-name="ce38" table:number-columns-repeated="19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42"/>
          <table:table-cell table:style-name="ce38" office:value-type="float" office:value="1" calcext:value-type="float">
            <text:p>1</text:p>
          </table:table-cell>
          <table:table-cell table:style-name="ce38" table:number-columns-repeated="10"/>
          <table:table-cell table:style-name="ce38" office:value-type="float" office:value="1" calcext:value-type="float">
            <text:p>1</text:p>
          </table:table-cell>
          <table:table-cell table:style-name="ce38" table:number-columns-repeated="11"/>
          <table:table-cell table:style-name="ce39" table:formula="of:=[.AZ35]+[.AV35]+[.AR35]+[.AN35]+[.AJ35]+[.AF35]+[.AB35]+[.X35]+[.T35]+[.P35]" office:value-type="float" office:value="3" calcext:value-type="float">
            <text:p>3</text:p>
          </table:table-cell>
          <table:table-cell table:style-name="ce39" table:formula="of:=[.BA35]+[.AW35]+[.AS35]+[.AO35]+[.AK35]+[.AG35]+[.AC35]+[.Y35]+[.U35]+[.Q35]+[.N35]+[.L35]+[.J35]+[.H35]" office:value-type="float" office:value="1" calcext:value-type="float">
            <text:p>1</text:p>
          </table:table-cell>
          <table:table-cell table:style-name="ce39" table:formula="of:=[.BB35]+[.AX35]+[.AT35]+[.AP35]+[.AL35]+[.AH35]+[.AD35]+[.Z35]+[.V35]+[.R35]" office:value-type="float" office:value="0" calcext:value-type="float">
            <text:p/>
          </table:table-cell>
          <table:table-cell table:style-name="ce39" table:formula="of:=[.BC35]+[.AY35]+[.AU35]+[.AQ35]+[.AM35]+[.AI35]+[.AE35]+[.AA35]+[.W35]+[.S35]+[.O35]+[.M35]+[.K35]+[.I35]" office:value-type="float" office:value="0" calcext:value-type="float">
            <text:p/>
          </table:table-cell>
          <table:table-cell table:style-name="ce39" table:formula="of:=[.BD35]+[.BF35]" office:value-type="float" office:value="3" calcext:value-type="float">
            <text:p>3</text:p>
          </table:table-cell>
          <table:table-cell table:style-name="ce39" table:formula="of:=[.BE35]+[.BG35]" office:value-type="float" office:value="1" calcext:value-type="float">
            <text:p>1</text:p>
          </table:table-cell>
          <table:table-cell table:style-name="ce39" table:formula="of:=[.D35]" office:value-type="float" office:value="24" calcext:value-type="float">
            <text:p>24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34"/>
          <table:table-cell table:style-name="ce38" table:number-columns-repeated="23"/>
          <table:table-cell table:style-name="ce42" office:value-type="float" office:value="1" calcext:value-type="float">
            <text:p>1</text:p>
          </table:table-cell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 table:number-columns-repeated="15"/>
          <table:table-cell table:style-name="ce39" table:formula="of:=[.AZ36]+[.AV36]+[.AR36]+[.AN36]+[.AJ36]+[.AF36]+[.AB36]+[.X36]+[.T36]+[.P36]" office:value-type="float" office:value="2" calcext:value-type="float">
            <text:p>2</text:p>
          </table:table-cell>
          <table:table-cell table:style-name="ce39" table:formula="of:=[.BA36]+[.AW36]+[.AS36]+[.AO36]+[.AK36]+[.AG36]+[.AC36]+[.Y36]+[.U36]+[.Q36]+[.N36]+[.L36]+[.J36]+[.H36]" office:value-type="float" office:value="0" calcext:value-type="float">
            <text:p/>
          </table:table-cell>
          <table:table-cell table:style-name="ce39" table:formula="of:=[.BB36]+[.AX36]+[.AT36]+[.AP36]+[.AL36]+[.AH36]+[.AD36]+[.Z36]+[.V36]+[.R36]" office:value-type="float" office:value="0" calcext:value-type="float">
            <text:p/>
          </table:table-cell>
          <table:table-cell table:style-name="ce39" table:formula="of:=[.BC36]+[.AY36]+[.AU36]+[.AQ36]+[.AM36]+[.AI36]+[.AE36]+[.AA36]+[.W36]+[.S36]+[.O36]+[.M36]+[.K36]+[.I36]" office:value-type="float" office:value="0" calcext:value-type="float">
            <text:p/>
          </table:table-cell>
          <table:table-cell table:style-name="ce39" table:formula="of:=[.BD36]+[.BF36]" office:value-type="float" office:value="2" calcext:value-type="float">
            <text:p>2</text:p>
          </table:table-cell>
          <table:table-cell table:style-name="ce39" table:formula="of:=[.BE36]+[.BG36]" office:value-type="float" office:value="0" calcext:value-type="float">
            <text:p/>
          </table:table-cell>
          <table:table-cell table:style-name="ce39" table:formula="of:=[.D36]" office:value-type="float" office:value="25" calcext:value-type="float">
            <text:p>25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>
          <table:table-cell table:style-name="ce7"/>
          <table:table-cell table:style-name="ce14" table:number-columns-repeated="2"/>
          <table:table-cell table:style-name="ce14" office:value-type="float" office:value="26" calcext:value-type="float">
            <text:p>26</text:p>
          </table:table-cell>
          <table:table-cell table:style-name="ce22" office:value-type="string" calcext:value-type="string">
            <text:p>id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34"/>
          <table:table-cell table:style-name="ce38" table:number-columns-repeated="3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number-columns-repeated="2"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4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11"/>
          <table:table-cell table:style-name="ce39" table:formula="of:=[.AZ37]+[.AV37]+[.AR37]+[.AN37]+[.AJ37]+[.AF37]+[.AB37]+[.X37]+[.T37]+[.P37]" office:value-type="float" office:value="18" calcext:value-type="float">
            <text:p>18</text:p>
          </table:table-cell>
          <table:table-cell table:style-name="ce39" table:formula="of:=[.BA37]+[.AW37]+[.AS37]+[.AO37]+[.AK37]+[.AG37]+[.AC37]+[.Y37]+[.U37]+[.Q37]+[.N37]+[.L37]+[.J37]+[.H37]" office:value-type="float" office:value="34" calcext:value-type="float">
            <text:p>34</text:p>
          </table:table-cell>
          <table:table-cell table:style-name="ce39" table:formula="of:=[.BB37]+[.AX37]+[.AT37]+[.AP37]+[.AL37]+[.AH37]+[.AD37]+[.Z37]+[.V37]+[.R37]" office:value-type="float" office:value="0" calcext:value-type="float">
            <text:p/>
          </table:table-cell>
          <table:table-cell table:style-name="ce39" table:formula="of:=[.BC37]+[.AY37]+[.AU37]+[.AQ37]+[.AM37]+[.AI37]+[.AE37]+[.AA37]+[.W37]+[.S37]+[.O37]+[.M37]+[.K37]+[.I37]" office:value-type="float" office:value="3" calcext:value-type="float">
            <text:p>3</text:p>
          </table:table-cell>
          <table:table-cell table:style-name="ce39" table:formula="of:=[.BD37]+[.BF37]" office:value-type="float" office:value="18" calcext:value-type="float">
            <text:p>18</text:p>
          </table:table-cell>
          <table:table-cell table:style-name="ce39" table:formula="of:=[.BE37]+[.BG37]" office:value-type="float" office:value="37" calcext:value-type="float">
            <text:p>37</text:p>
          </table:table-cell>
          <table:table-cell table:style-name="ce39" table:formula="of:=[.D37]" office:value-type="float" office:value="26" calcext:value-type="float">
            <text:p>26</text:p>
          </table:table-cell>
          <table:table-cell table:style-name="ce56" office:value-type="string" calcext:value-type="string">
            <text:p>BT </text:p>
          </table:table-cell>
          <table:table-cell table:style-name="ce61" office:value-type="string" calcext:value-type="string">
            <text:p>1889_02_T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HET RIJK</text:p>
          </table:table-cell>
          <table:table-cell table:style-name="ce69" office:value-type="string" calcext:value-type="string">
            <text:p>29_0370</text:p>
          </table:table-cell>
          <table:table-cell table:number-columns-repeated="956"/>
        </table:table-row>
        <table:table-row table:style-name="ro4" table:number-rows-repeated="15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12">
          <table:table-cell table:style-name="Default" table:number-columns-repeated="97"/>
          <table:table-cell table:number-columns-repeated="927"/>
        </table:table-row>
        <table:table-row table:style-name="ro5" table:number-rows-repeated="2">
          <table:table-cell table:style-name="Default" table:number-columns-repeated="97"/>
          <table:table-cell table:number-columns-repeated="927"/>
        </table:table-row>
        <table:table-row table:style-name="ro4" table:number-rows-repeated="31">
          <table:table-cell table:style-name="Default" table:number-columns-repeated="97"/>
          <table:table-cell table:number-columns-repeated="927"/>
        </table:table-row>
        <table:table-row table:style-name="ro6">
          <table:table-cell table:style-name="Default" table:number-columns-repeated="97"/>
          <table:table-cell table:number-columns-repeated="927"/>
        </table:table-row>
        <table:table-row table:style-name="ro4" table:number-rows-repeated="76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9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44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40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229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173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56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284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9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277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34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92">
          <table:table-cell table:style-name="Default" table:number-columns-repeated="97"/>
          <table:table-cell table:number-columns-repeated="927"/>
        </table:table-row>
        <table:table-row table:style-name="ro5" table:number-rows-repeated="3">
          <table:table-cell table:style-name="Default" table:number-columns-repeated="97"/>
          <table:table-cell table:number-columns-repeated="927"/>
        </table:table-row>
        <table:table-row table:style-name="ro4" table:number-rows-repeated="21">
          <table:table-cell table:style-name="Default" table:number-columns-repeated="97"/>
          <table:table-cell table:number-columns-repeated="927"/>
        </table:table-row>
        <table:table-row table:style-name="ro6">
          <table:table-cell table:style-name="Default" table:number-columns-repeated="97"/>
          <table:table-cell table:number-columns-repeated="927"/>
        </table:table-row>
        <table:table-row table:style-name="ro4" table:number-rows-repeated="2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24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4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4">
          <table:table-cell table:style-name="Default" table:number-columns-repeated="97"/>
          <table:table-cell table:number-columns-repeated="927"/>
        </table:table-row>
        <table:table-row table:style-name="ro5" table:number-rows-repeated="3">
          <table:table-cell table:style-name="Default" table:number-columns-repeated="97"/>
          <table:table-cell table:number-columns-repeated="927"/>
        </table:table-row>
        <table:table-row table:style-name="ro4" table:number-rows-repeated="8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5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13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6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12">
          <table:table-cell table:style-name="Default" table:number-columns-repeated="97"/>
          <table:table-cell table:number-columns-repeated="927"/>
        </table:table-row>
        <table:table-row table:style-name="ro5">
          <table:table-cell table:style-name="Default" table:number-columns-repeated="97"/>
          <table:table-cell table:number-columns-repeated="927"/>
        </table:table-row>
        <table:table-row table:style-name="ro4" table:number-rows-repeated="12">
          <table:table-cell table:style-name="Default" table:number-columns-repeated="97"/>
          <table:table-cell table:number-columns-repeated="927"/>
        </table:table-row>
        <table:table-row table:style-name="ro1">
          <table:table-cell table:style-name="Default" table:number-columns-repeated="97"/>
          <table:table-cell table:number-columns-repeated="927"/>
        </table:table-row>
        <table:table-row table:style-name="ro4" table:number-rows-repeated="10">
          <table:table-cell table:style-name="Default" table:number-columns-repeated="97"/>
          <table:table-cell table:number-columns-repeated="927"/>
        </table:table-row>
        <table:table-row table:style-name="ro4" table:number-rows-repeated="104700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28P2" style:volatile="true">
      <number:text> € 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6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fl 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6P0"/>
    </number:number-style>
    <number:number-style style:name="N15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50P2" style:volatile="true">
      <number:text> fl 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54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integer-digits="1"/>
    </number:number-style>
    <number:number-style style:name="N157P1" style:volatile="true">
      <number:text>-</number:text>
      <number:number number:decimal-places="0" number:min-integer-digits="1"/>
    </number:number-style>
    <number:number-style style:name="N157P2" style:volatile="true">
      <number:text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5:30:05.187166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3-29T08:55:14</meta:creation-date>
    <dc:creator>Christophe Gueret</dc:creator>
    <dc:date>2015-01-08T15:30:15.751697172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836" meta:object-count="0"/>
  </office:meta>
</office:document-meta>
</file>